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97cm" style:rel-column-width="11450*"/>
    </style:style>
    <style:style style:name="Tabelle1.B" style:family="table-column">
      <style:table-column-properties style:column-width="14.03cm" style:rel-column-width="54085*"/>
    </style:style>
    <style:style style:name="Tabelle1.A1" style:family="table-cell">
      <style:table-cell-properties fo:padding="0.097cm" fo:border-left="none" fo:border-right="none" fo:border-top="none" fo:border-bottom="0.002cm solid #000000"/>
    </style:style>
    <style:style style:name="Tabelle1.A8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Arial" fo:font-size="12pt" style:font-size-asian="10.5pt" style:font-size-complex="12pt"/>
    </style:style>
    <style:style style:name="P4" style:family="paragraph" style:parent-style-name="Table_20_Contents" style:list-style-name="L1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5" style:family="paragraph" style:parent-style-name="Table_20_Contents" style:list-style-name="L4">
      <style:paragraph-properties fo:text-align="justify" style:justify-single-word="false"/>
      <style:text-properties style:font-name="Arial"/>
    </style:style>
    <style:style style:name="P6" style:family="paragraph" style:parent-style-name="Table_20_Contents" style:list-style-name="L5">
      <style:paragraph-properties fo:text-align="justify" style:justify-single-word="false"/>
      <style:text-properties style:font-name="Arial"/>
    </style:style>
    <style:style style:name="P7" style:family="paragraph" style:parent-style-name="Table_20_Contents" style:list-style-name="L3">
      <style:paragraph-properties fo:text-align="justify" style:justify-single-word="false"/>
      <style:text-properties style:font-name="Arial"/>
    </style:style>
    <style:style style:name="P8" style:family="paragraph" style:parent-style-name="Table_20_Contents" style:list-style-name="L7">
      <style:paragraph-properties fo:text-align="justify" style:justify-single-word="false"/>
      <style:text-properties style:font-name="Arial"/>
    </style:style>
    <style:style style:name="P9" style:family="paragraph" style:parent-style-name="Table_20_Contents" style:list-style-name="L6">
      <style:paragraph-properties fo:text-align="justify" style:justify-single-word="false"/>
      <style:text-properties style:font-name="Arial"/>
    </style:style>
    <style:style style:name="P10" style:family="paragraph" style:parent-style-name="Table_20_Contents" style:list-style-name="L2">
      <style:paragraph-properties fo:text-align="justify" style:justify-single-word="false"/>
      <style:text-properties style:font-name="Arial"/>
    </style:style>
    <style:style style:name="P1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2 Accomplished goals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P1 – Config</text:p>
            <text:p text:style-name="P1">(Germany)</text:p>
          </table:table-cell>
          <table:table-cell table:style-name="Tabelle1.A1" office:value-type="string">
            <text:list xml:id="list1824171252" text:style-name="L1">
              <text:list-item>
                <text:p text:style-name="P4">Database design</text:p>
              </text:list-item>
              <text:list-item>
                <text:p text:style-name="P4">Home page and main menu</text:p>
              </text:list-item>
              <text:list-item>
                <text:p text:style-name="P4">Website design</text:p>
              </text:list-item>
              <text:list-item>
                <text:p text:style-name="P4">Data management</text:p>
              </text:list-item>
              <text:list-item>
                <text:p text:style-name="P4">User management</text:p>
              </text:list-item>
              <text:list-item>
                <text:p text:style-name="P4">Access permissions</text:p>
              </text:list-item>
            </text:list>
          </table:table-cell>
        </table:table-row>
        <table:table-row>
          <table:table-cell table:style-name="Tabelle1.A1" office:value-type="string">
            <text:p text:style-name="P1">P2 – Infox</text:p>
            <text:p text:style-name="P1">(Germany)</text:p>
          </table:table-cell>
          <table:table-cell table:style-name="Tabelle1.A1" office:value-type="string">
            <text:list xml:id="list1897506309" text:style-name="L2">
              <text:list-item>
                <text:p text:style-name="P10">Information exchange with JSON and cURL</text:p>
              </text:list-item>
              <text:list-item>
                <text:p text:style-name="P10">File exchange with cURL</text:p>
              </text:list-item>
              <text:list-item>
                <text:p text:style-name="P10">Encrypti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3 – Alert</text:p>
            <text:p text:style-name="P1">(Bulgaria)</text:p>
          </table:table-cell>
          <table:table-cell table:style-name="Tabelle1.A1" office:value-type="string">
            <text:list xml:id="list1784195930" text:style-name="L3">
              <text:list-item>
                <text:p text:style-name="P7"/>
              </text:list-item>
            </text:list>
          </table:table-cell>
        </table:table-row>
        <table:table-row>
          <table:table-cell table:style-name="Tabelle1.A1" office:value-type="string">
            <text:p text:style-name="P1">P4 – Out</text:p>
            <text:p text:style-name="P1">(Belgium)</text:p>
          </table:table-cell>
          <table:table-cell table:style-name="Tabelle1.A1" office:value-type="string">
            <text:list xml:id="list1519042144" text:style-name="L7">
              <text:list-item>
                <text:p text:style-name="P8">Outgoing workflow design</text:p>
              </text:list-item>
              <text:list-item>
                <text:p text:style-name="P8">Form design</text:p>
              </text:list-item>
              <text:list-item>
                <text:p text:style-name="P8">Pre-candidate phase</text:p>
              </text:list-item>
              <text:list-item>
                <text:p text:style-name="P8">Setup phase</text:p>
              </text:list-item>
              <text:list-item>
                <text:p text:style-name="P8">Prepare stay phase</text:p>
              </text:list-item>
              <text:list-item>
                <text:p text:style-name="P8">Stay phase</text:p>
              </text:list-item>
              <text:list-item>
                <text:p text:style-name="P8">Tear down phase</text:p>
              </text:list-item>
            </text:list>
          </table:table-cell>
        </table:table-row>
        <table:table-row>
          <table:table-cell table:style-name="Tabelle1.A1" office:value-type="string">
            <text:p text:style-name="P1">P5 – In</text:p>
            <text:p text:style-name="P1">(Greece)</text:p>
          </table:table-cell>
          <table:table-cell table:style-name="Tabelle1.A1" office:value-type="string">
            <text:list xml:id="list2066533362" text:style-name="L6">
              <text:list-item>
                <text:p text:style-name="P9">Fancy process bar</text:p>
              </text:list-item>
            </text:list>
          </table:table-cell>
        </table:table-row>
        <table:table-row>
          <table:table-cell table:style-name="Tabelle1.A1" office:value-type="string">
            <text:p text:style-name="P1">P6 – Exam</text:p>
            <text:p text:style-name="P1">(Bulgaria)</text:p>
          </table:table-cell>
          <table:table-cell table:style-name="Tabelle1.A1" office:value-type="string">
            <text:p text:style-name="P1">Bulgaria</text:p>
          </table:table-cell>
        </table:table-row>
        <table:table-row>
          <table:table-cell table:style-name="Tabelle1.A1" office:value-type="string">
            <text:p text:style-name="P1">P7 – Match</text:p>
            <text:p text:style-name="P1">(Iceland)</text:p>
          </table:table-cell>
          <table:table-cell table:style-name="Tabelle1.A1" office:value-type="string">
            <text:list xml:id="list47167319" text:style-name="L4">
              <text:list-item>
                <text:p text:style-name="P5">Searching the website of an institution for course information</text:p>
              </text:list-item>
              <text:list-item>
                <text:p text:style-name="P5">matching corresponding courses</text:p>
              </text:list-item>
              <text:list-item>
                <text:p text:style-name="P5">listing all matched courses</text:p>
              </text:list-item>
            </text:list>
          </table:table-cell>
        </table:table-row>
        <table:table-row>
          <table:table-cell table:style-name="Tabelle1.A8" office:value-type="string">
            <text:p text:style-name="P1">P8 – Stats</text:p>
            <text:p text:style-name="P1">(Portugal)</text:p>
          </table:table-cell>
          <table:table-cell table:style-name="Tabelle1.A8" office:value-type="string">
            <text:p text:style-name="P1">Portugal</text:p>
            <text:list xml:id="list847483207" text:style-name="L5">
              <text:list-item>
                <text:p text:style-name="P6">Data Warehouse database design and integration</text:p>
              </text:list-item>
              <text:list-item>
                <text:p text:style-name="P6">Web-interface design and integration</text:p>
              </text:list-item>
              <text:list-item>
                <text:p text:style-name="P6"/>
              </text:list-item>
            </text:list>
          </table:table-cell>
        </table:table-row>
      </table:table>
      <text:p text:style-name="P2"/>
      <text:p text:style-name="P2"/>
      <text:p text:style-name="P3">✔</text:p>
      <text:p text:style-name="P3">✗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4:49:54</dc:date>
    <meta:generator>LibreOffice/3.3$Unix LibreOffice_project/330m19$Build-202</meta:generator>
    <meta:editing-duration>PT2H20M12S</meta:editing-duration>
    <meta:editing-cycles>7</meta:editing-cycles>
    <meta:document-statistic meta:table-count="1" meta:image-count="0" meta:object-count="0" meta:page-count="1" meta:paragraph-count="43" meta:word-count="133" meta:character-count="710"/>
  </office:meta>
</office:document-meta>
</file>